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JetBrains Mono" svg:font-family="JetBrains Mono" style:font-family-generic="modern" style:font-pitch="fixed" svg:panose-1="2 0 0 9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break-before="page"/>
    </style:style>
    <style:style style:name="P3" style:parent-style-name="Heading1" style:family="paragraph">
      <style:paragraph-properties fo:break-before="page"/>
    </style:style>
    <style:style style:name="P4" style:parent-style-name="Normal" style:family="paragraph">
      <style:paragraph-properties fo:break-before="page"/>
      <style:text-properties fo:hyphenate="true"/>
    </style:style>
    <style:style style:name="P5" style:parent-style-name="ListParagraph" style:family="paragraph"/>
    <style:style style:name="P6" style:parent-style-name="ListParagraph" style:family="paragraph"/>
    <style:style style:name="P7" style:parent-style-name="ListParagraph" style:family="paragraph">
      <style:paragraph-properties fo:margin-bottom="0in" style:line-height-at-least="0.1875in" fo:background-color="#1B1E28"/>
      <style:text-properties fo:hyphenate="true"/>
    </style:style>
    <style:style style:name="T8"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9"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10"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2"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4"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5"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7"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8"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19"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20"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22" style:parent-style-name="ListParagraph" style:family="paragraph">
      <style:paragraph-properties fo:margin-bottom="0in" style:line-height-at-least="0.1875in" fo:background-color="#1B1E28"/>
      <style:text-properties fo:hyphenate="true"/>
    </style:style>
    <style:style style:name="T23"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24"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25"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2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7"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9"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30"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2"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33"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34"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35"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37" style:parent-style-name="ListParagraph"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38" style:parent-style-name="ListParagraph" style:family="paragraph">
      <style:paragraph-properties fo:margin-bottom="0in" style:line-height-at-least="0.1875in" fo:background-color="#1B1E28"/>
      <style:text-properties fo:hyphenate="true"/>
    </style:style>
    <style:style style:name="T39"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40"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4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2"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43"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44"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4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46" style:parent-style-name="ListParagraph" style:family="paragraph">
      <style:paragraph-properties fo:margin-bottom="0in" style:line-height-at-least="0.1875in" fo:background-color="#1B1E28"/>
      <style:text-properties fo:hyphenate="true"/>
    </style:style>
    <style:style style:name="T47"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48"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49"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50"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5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52"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5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54" style:parent-style-name="ListParagraph" style:family="paragraph">
      <style:paragraph-properties fo:margin-bottom="0in" style:line-height-at-least="0.1875in" fo:background-color="#1B1E28"/>
      <style:text-properties fo:hyphenate="true"/>
    </style:style>
    <style:style style:name="T55"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56"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57"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58"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59"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60"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61"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62"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6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4"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6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66"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6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68" style:parent-style-name="ListParagraph" style:family="paragraph">
      <style:paragraph-properties fo:margin-bottom="0in" style:line-height-at-least="0.1875in" fo:background-color="#1B1E28"/>
      <style:text-properties fo:hyphenate="true"/>
    </style:style>
    <style:style style:name="T69"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7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71"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7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73"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7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75"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7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77" style:parent-style-name="ListParagraph" style:family="paragraph">
      <style:paragraph-properties fo:margin-bottom="0in" style:line-height-at-least="0.1875in" fo:background-color="#1B1E28"/>
      <style:text-properties fo:hyphenate="true"/>
    </style:style>
    <style:style style:name="T78"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79"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8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81"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8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83"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8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85"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8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87" style:parent-style-name="ListParagraph" style:family="paragraph">
      <style:paragraph-properties fo:margin-bottom="0in" style:line-height-at-least="0.1875in" fo:background-color="#1B1E28"/>
      <style:text-properties fo:hyphenate="true"/>
    </style:style>
    <style:style style:name="T88"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8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90" style:parent-style-name="ListParagraph"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91" style:parent-style-name="ListParagraph" style:family="paragraph">
      <style:paragraph-properties fo:margin-bottom="0in" style:line-height-at-least="0.1875in" fo:background-color="#1B1E28"/>
      <style:text-properties fo:hyphenate="true"/>
    </style:style>
    <style:style style:name="T92"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93"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94"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95"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96"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97"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98"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99"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0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01"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0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03"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0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105" style:parent-style-name="ListParagraph" style:family="paragraph">
      <style:paragraph-properties fo:margin-bottom="0in" style:line-height-at-least="0.1875in" fo:background-color="#1B1E28"/>
      <style:text-properties fo:hyphenate="true"/>
    </style:style>
    <style:style style:name="T106"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0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08"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0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10"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1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12"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1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114" style:parent-style-name="ListParagraph" style:family="paragraph">
      <style:paragraph-properties fo:margin-bottom="0in" style:line-height-at-least="0.1875in" fo:background-color="#1B1E28"/>
      <style:text-properties fo:hyphenate="true"/>
    </style:style>
    <style:style style:name="T115"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16"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1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18"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11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20"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2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22"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2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124" style:parent-style-name="ListParagraph" style:family="paragraph">
      <style:paragraph-properties fo:margin-bottom="0in" style:line-height-at-least="0.1875in" fo:background-color="#1B1E28"/>
      <style:text-properties fo:hyphenate="true"/>
    </style:style>
    <style:style style:name="T125"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2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127" style:parent-style-name="ListParagraph" style:family="paragraph">
      <style:paragraph-properties fo:margin-bottom="0in" style:line-height-at-least="0.1875in" fo:background-color="#1B1E28"/>
      <style:text-properties fo:hyphenate="true"/>
    </style:style>
    <style:style style:name="T128"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2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130" style:parent-style-name="ListParagraph"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131" style:parent-style-name="ListParagraph" style:family="paragraph">
      <style:paragraph-properties fo:margin-bottom="0in" style:line-height-at-least="0.1875in" fo:background-color="#1B1E28"/>
      <style:text-properties fo:hyphenate="true"/>
    </style:style>
    <style:style style:name="T132"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33"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3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135" style:parent-style-name="ListParagraph" style:family="paragraph">
      <style:paragraph-properties fo:margin-bottom="0in" style:line-height-at-least="0.1875in" fo:background-color="#1B1E28"/>
      <style:text-properties fo:hyphenate="true"/>
    </style:style>
    <style:style style:name="T136"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3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38"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3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140" style:parent-style-name="ListParagraph" style:family="paragraph"/>
    <style:style style:name="P141" style:parent-style-name="ListParagraph" style:family="paragraph"/>
    <style:style style:name="P142" style:parent-style-name="Normal" style:family="paragraph">
      <style:paragraph-properties fo:break-before="page"/>
      <style:text-properties fo:hyphenate="true"/>
    </style:style>
    <style:style style:name="P143" style:parent-style-name="Normal" style:family="paragraph">
      <style:paragraph-properties fo:margin-bottom="0in" style:line-height-at-least="0.1875in" fo:background-color="#1B1E28"/>
      <style:text-properties fo:hyphenate="true"/>
    </style:style>
    <style:style style:name="T144"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4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46"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14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48"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14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50"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51"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15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153" style:parent-style-name="Normal" style:family="paragraph">
      <style:paragraph-properties fo:margin-bottom="0in" style:line-height-at-least="0.1875in" fo:background-color="#1B1E28"/>
      <style:text-properties fo:hyphenate="true"/>
    </style:style>
    <style:style style:name="T15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55"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15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57"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5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59"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16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61"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6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63"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6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65"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6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67"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6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69"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17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71"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7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173" style:parent-style-name="Normal" style:family="paragraph">
      <style:paragraph-properties fo:margin-bottom="0in" style:line-height-at-least="0.1875in" fo:background-color="#1B1E28"/>
      <style:text-properties fo:hyphenate="true"/>
    </style:style>
    <style:style style:name="T17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75"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17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77"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7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79"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18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81"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8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83"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8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85"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8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87"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8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89"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19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91"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19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193"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194" style:parent-style-name="Normal" style:family="paragraph">
      <style:paragraph-properties fo:margin-bottom="0in" style:line-height-at-least="0.1875in" fo:background-color="#1B1E28"/>
      <style:text-properties fo:hyphenate="true"/>
    </style:style>
    <style:style style:name="T19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96"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9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198"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19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00"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0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02"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0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04"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20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06"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0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08"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20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10"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1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212" style:parent-style-name="Normal" style:family="paragraph">
      <style:paragraph-properties fo:margin-bottom="0in" style:line-height-at-least="0.1875in" fo:background-color="#1B1E28"/>
      <style:text-properties fo:hyphenate="true"/>
    </style:style>
    <style:style style:name="T21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14"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21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16"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1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18"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1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220"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221"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222" style:parent-style-name="Normal" style:family="paragraph">
      <style:paragraph-properties fo:margin-bottom="0in" style:line-height-at-least="0.1875in" fo:background-color="#1B1E28"/>
      <style:text-properties fo:hyphenate="true"/>
    </style:style>
    <style:style style:name="T22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24"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22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26"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2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28"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2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230"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231" style:parent-style-name="Normal" style:family="paragraph">
      <style:paragraph-properties fo:margin-bottom="0in" style:line-height-at-least="0.1875in" fo:background-color="#1B1E28"/>
      <style:text-properties fo:hyphenate="true"/>
    </style:style>
    <style:style style:name="T232"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23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34"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23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36"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23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38"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3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40"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4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42"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24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244" style:parent-style-name="Normal" style:family="paragraph">
      <style:paragraph-properties fo:margin-bottom="0in" style:line-height-at-least="0.1875in" fo:background-color="#1B1E28"/>
      <style:text-properties fo:hyphenate="true"/>
    </style:style>
    <style:style style:name="T24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46"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24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48"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4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50"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5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52"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25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54"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5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56" style:parent-style-name="DefaultParagraphFont" style:family="text">
      <style:text-properties style:font-name="JetBrains Mono" style:font-name-asian="Times New Roman" style:font-name-complex="JetBrains Mono" fo:color="#D0679D" fo:font-size="10pt" style:font-size-asian="10pt" style:font-size-complex="10pt" style:language-asian="sl" style:country-asian="SI"/>
    </style:style>
    <style:style style:name="T25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258" style:parent-style-name="Normal" style:family="paragraph">
      <style:paragraph-properties fo:margin-bottom="0in" style:line-height-at-least="0.1875in" fo:background-color="#1B1E28"/>
      <style:text-properties fo:hyphenate="true"/>
    </style:style>
    <style:style style:name="T25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60"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26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62"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6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64"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6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66"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26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68"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6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70" style:parent-style-name="DefaultParagraphFont" style:family="text">
      <style:text-properties style:font-name="JetBrains Mono" style:font-name-asian="Times New Roman" style:font-name-complex="JetBrains Mono" fo:color="#D0679D" fo:font-size="10pt" style:font-size-asian="10pt" style:font-size-complex="10pt" style:language-asian="sl" style:country-asian="SI"/>
    </style:style>
    <style:style style:name="T27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272"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273" style:parent-style-name="Normal" style:family="paragraph">
      <style:paragraph-properties fo:margin-bottom="0in" style:line-height-at-least="0.1875in" fo:background-color="#1B1E28"/>
      <style:text-properties fo:hyphenate="true"/>
    </style:style>
    <style:style style:name="T27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75"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7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77"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27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279" style:parent-style-name="Normal" style:family="paragraph">
      <style:paragraph-properties fo:margin-bottom="0in" style:line-height-at-least="0.1875in" fo:background-color="#1B1E28"/>
      <style:text-properties fo:hyphenate="true"/>
    </style:style>
    <style:style style:name="T28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81"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28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83"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28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85"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28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287" style:parent-style-name="Normal" style:family="paragraph">
      <style:paragraph-properties fo:margin-bottom="0in" style:line-height-at-least="0.1875in" fo:background-color="#1B1E28"/>
      <style:text-properties fo:hyphenate="true"/>
    </style:style>
    <style:style style:name="T28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89"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29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91"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9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93"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29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95"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29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297"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29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299" style:parent-style-name="Normal" style:family="paragraph">
      <style:paragraph-properties fo:margin-bottom="0in" style:line-height-at-least="0.1875in" fo:background-color="#1B1E28"/>
      <style:text-properties fo:hyphenate="true"/>
    </style:style>
    <style:style style:name="T300"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01"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30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03"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30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05"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06"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30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08"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309"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31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11"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12"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31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14"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31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16"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17"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31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19"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320" style:parent-style-name="DefaultParagraphFont" style:family="text">
      <style:text-properties style:font-name="JetBrains Mono" style:font-name-asian="Times New Roman" style:font-name-complex="JetBrains Mono" fo:color="#D0679D" fo:font-size="10pt" style:font-size-asian="10pt" style:font-size-complex="10pt" style:language-asian="sl" style:country-asian="SI"/>
    </style:style>
    <style:style style:name="T321"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32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23"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32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325" style:parent-style-name="Normal" style:family="paragraph">
      <style:paragraph-properties fo:margin-bottom="0in" style:line-height-at-least="0.1875in" fo:background-color="#1B1E28"/>
      <style:text-properties fo:hyphenate="true"/>
    </style:style>
    <style:style style:name="T326"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2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328"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329" style:parent-style-name="Normal" style:family="paragraph">
      <style:paragraph-properties fo:margin-bottom="0in" style:line-height-at-least="0.1875in" fo:background-color="#1B1E28"/>
      <style:text-properties fo:hyphenate="true"/>
    </style:style>
    <style:style style:name="T33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31"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33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33"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3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35"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33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37"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33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39"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4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41"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4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43"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4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345" style:parent-style-name="Normal" style:family="paragraph">
      <style:paragraph-properties fo:margin-bottom="0in" style:line-height-at-least="0.1875in" fo:background-color="#1B1E28"/>
      <style:text-properties fo:hyphenate="true"/>
    </style:style>
    <style:style style:name="T34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47"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34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49"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5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51"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35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53"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35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55"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5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57"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5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59"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6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361" style:parent-style-name="Normal" style:family="paragraph">
      <style:paragraph-properties fo:margin-bottom="0in" style:line-height-at-least="0.1875in" fo:background-color="#1B1E28"/>
      <style:text-properties fo:hyphenate="true"/>
    </style:style>
    <style:style style:name="T36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63"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6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65"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6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367" style:parent-style-name="Normal" style:family="paragraph">
      <style:paragraph-properties fo:margin-bottom="0in" style:line-height-at-least="0.1875in" fo:background-color="#1B1E28"/>
      <style:text-properties fo:hyphenate="true"/>
    </style:style>
    <style:style style:name="T36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69"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7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71"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7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373"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374"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375" style:parent-style-name="Normal" style:family="paragraph">
      <style:paragraph-properties fo:margin-bottom="0in" style:line-height-at-least="0.1875in" fo:background-color="#1B1E28"/>
      <style:text-properties fo:hyphenate="true"/>
    </style:style>
    <style:style style:name="T37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77"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7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379" style:parent-style-name="Normal" style:family="paragraph">
      <style:paragraph-properties fo:margin-bottom="0in" style:line-height-at-least="0.1875in" fo:background-color="#1B1E28"/>
      <style:text-properties fo:hyphenate="true"/>
    </style:style>
    <style:style style:name="T38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81"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8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83"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84"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385"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386" style:parent-style-name="Normal" style:family="paragraph">
      <style:paragraph-properties fo:margin-bottom="0in" style:line-height-at-least="0.1875in" fo:background-color="#1B1E28"/>
      <style:text-properties fo:hyphenate="true"/>
    </style:style>
    <style:style style:name="T38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88"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389"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90"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91"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39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93"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394"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39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396" style:parent-style-name="Normal" style:family="paragraph">
      <style:paragraph-properties fo:margin-bottom="0in" style:line-height-at-least="0.1875in" fo:background-color="#1B1E28"/>
      <style:text-properties fo:hyphenate="true"/>
    </style:style>
    <style:style style:name="T39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398"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39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00" style:parent-style-name="DefaultParagraphFont" style:family="text">
      <style:text-properties style:font-name="JetBrains Mono" style:font-name-asian="Times New Roman" style:font-name-complex="JetBrains Mono" fo:color="#D0679D" fo:font-size="10pt" style:font-size-asian="10pt" style:font-size-complex="10pt" style:language-asian="sl" style:country-asian="SI"/>
    </style:style>
    <style:style style:name="T40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02" style:parent-style-name="DefaultParagraphFont" style:family="text">
      <style:text-properties style:font-name="JetBrains Mono" style:font-name-asian="Times New Roman" style:font-name-complex="JetBrains Mono" fo:color="#D0679D" fo:font-size="10pt" style:font-size-asian="10pt" style:font-size-complex="10pt" style:language-asian="sl" style:country-asian="SI"/>
    </style:style>
    <style:style style:name="T40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404"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405"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406" style:parent-style-name="Normal" style:family="paragraph">
      <style:paragraph-properties fo:margin-bottom="0in" style:line-height-at-least="0.1875in" fo:background-color="#1B1E28"/>
      <style:text-properties fo:hyphenate="true"/>
    </style:style>
    <style:style style:name="T40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08"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409"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10"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41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12"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41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414"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415" style:parent-style-name="Normal" style:family="paragraph">
      <style:paragraph-properties fo:margin-bottom="0in" style:line-height-at-least="0.1875in" fo:background-color="#1B1E28"/>
      <style:text-properties fo:hyphenate="true"/>
    </style:style>
    <style:style style:name="T416"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417"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41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19"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420"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421"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42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423" style:parent-style-name="Normal" style:family="paragraph">
      <style:paragraph-properties fo:margin-bottom="0in" style:line-height-at-least="0.1875in" fo:background-color="#1B1E28"/>
      <style:text-properties fo:hyphenate="true"/>
    </style:style>
    <style:style style:name="T424"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425"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426"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42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428" style:parent-style-name="Normal" style:family="paragraph">
      <style:paragraph-properties fo:margin-bottom="0in" style:line-height-at-least="0.1875in" fo:background-color="#1B1E28"/>
      <style:text-properties fo:hyphenate="true"/>
    </style:style>
    <style:style style:name="T429"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430"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431"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432"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433" style:parent-style-name="Normal" style:family="paragraph">
      <style:paragraph-properties fo:margin-bottom="0in" style:line-height-at-least="0.1875in" fo:background-color="#1B1E28"/>
      <style:text-properties fo:hyphenate="true"/>
    </style:style>
    <style:style style:name="T434"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435"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436" style:parent-style-name="DefaultParagraphFont" style:family="text">
      <style:text-properties style:font-name="JetBrains Mono" style:font-name-asian="Times New Roman" style:font-name-complex="JetBrains Mono" fo:color="#ADD7FF" fo:font-size="10pt" style:font-size-asian="10pt" style:font-size-complex="10pt" style:language-asian="sl" style:country-asian="SI"/>
    </style:style>
    <style:style style:name="T437"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P438" style:parent-style-name="Normal" style:family="paragraph">
      <style:paragraph-properties fo:margin-bottom="0in" style:line-height-at-least="0.1875in" fo:background-color="#1B1E28"/>
      <style:text-properties style:font-name="JetBrains Mono" style:font-name-asian="Times New Roman" style:font-name-complex="JetBrains Mono" fo:color="#A6ACCD" fo:font-size="10pt" style:font-size-asian="10pt" style:font-size-complex="10pt" style:language-asian="sl" style:country-asian="SI" fo:hyphenate="true"/>
    </style:style>
    <style:style style:name="P439" style:parent-style-name="Normal" style:family="paragraph">
      <style:paragraph-properties fo:margin-bottom="0in" style:line-height-at-least="0.1875in" fo:background-color="#1B1E28"/>
      <style:text-properties fo:hyphenate="true"/>
    </style:style>
    <style:style style:name="T440"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441"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442"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443"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44"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445"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46"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447"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44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49"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450"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451"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52"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453" style:parent-style-name="DefaultParagraphFont" style:family="text">
      <style:text-properties style:font-name="JetBrains Mono" style:font-name-asian="Times New Roman" style:font-name-complex="JetBrains Mono" fo:color="#91B4D5" fo:font-size="10pt" style:font-size-asian="10pt" style:font-size-complex="10pt" style:language-asian="sl" style:country-asian="SI"/>
    </style:style>
    <style:style style:name="T454" style:parent-style-name="DefaultParagraphFont" style:family="text">
      <style:text-properties style:font-name="JetBrains Mono" style:font-name-asian="Times New Roman" style:font-name-complex="JetBrains Mono" fo:color="#5DE4C7" fo:font-size="10pt" style:font-size-asian="10pt" style:font-size-complex="10pt" style:language-asian="sl" style:country-asian="SI"/>
    </style:style>
    <style:style style:name="T455"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456"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style:style style:name="T457" style:parent-style-name="DefaultParagraphFont" style:family="text">
      <style:text-properties style:font-name="JetBrains Mono" style:font-name-asian="Times New Roman" style:font-name-complex="JetBrains Mono" fo:color="#E4F0FB" fo:font-size="10pt" style:font-size-asian="10pt" style:font-size-complex="10pt" style:language-asian="sl" style:country-asian="SI"/>
    </style:style>
    <style:style style:name="T458" style:parent-style-name="DefaultParagraphFont" style:family="text">
      <style:text-properties style:font-name="JetBrains Mono" style:font-name-asian="Times New Roman" style:font-name-complex="JetBrains Mono" fo:color="#A6ACCD" fo:font-size="10pt" style:font-size-asian="10pt" style:font-size-complex="10pt" style:language-asian="sl" style:country-asian="SI"/>
    </style:style>
  </office:automatic-styles>
  <office:body>
    <office:text text:use-soft-page-breaks="true">
      <text:p text:style-name="P1"/>
      <text:p text:style-name="P2"/>
      <text:soft-page-break/>
      <text:h text:style-name="P3" text:outline-level="1">Funkcionalna specifikacija</text:h>
      <text:h text:style-name="Heading2" text:outline-level="2">Tehnologije</text:h>
      <text:h text:style-name="Heading3" text:outline-level="3">JavaScript</text:h>
      <text:p text:style-name="Normal">JavaScript, pogosto imenovan kar JS je visokonivojski programski jezik, ki je ena od temeljnih tehnologij na dananšnjem spletu, poleg HTML ter CSS. V letu 2022 kar 98 % spletnih strani uporablja JavaScript na uporabnikovi strani za obnašanje spletnih strani.</text:p>
      <text:h text:style-name="Heading3" text:outline-level="3">TypeScript</text:h>
      <text:p text:style-name="Normal">TypeScript je odprtokodni visokonivojski programski jezik, razvit in vzdrževan pri Microsoftu. Sintaktično gledano je nadmnožica jezika JavaScript hkrati pa omogoča opcijsko statično uporabo tipov. Ker je sintaktično gledano nadmnožica jezika JavaScript je vsak program napisan v JavaScriptu tudi veljaven TypeScript program.<text:s/></text:p>
      <text:h text:style-name="Heading3" text:outline-level="3">React</text:h>
      <text:p text:style-name="Normal">React, poznan tudi kot React.js je Facebookova odprtokodna knjižnica za grajenje uporabniških vmesnikov in njihovih funkcionalnosti v programskem jeziku JavaScript.</text:p>
      <text:h text:style-name="Heading3" text:outline-level="3">React Native</text:h>
      <text:p text:style-name="Normal">React Native je Facebookovo odprtokodno ogrodje v JavaScriptu, ki omogoča grajenje aplikacij za Android, iOS, macOS, Windows in še mnoge druge z uporabo React knjižnice.</text:p>
      <text:h text:style-name="Heading3" text:outline-level="3">Tailwind CSS</text:h>
      <text:p text:style-name="Normal">Tailwind CSS je odprtokodno ogrodje, ki se uporablja kot nadgradnja CSS jezika pri grajenju uporabniških umesnikov.</text:p>
      <text:h text:style-name="Heading3" text:outline-level="3">Expo</text:h>
      <text:p text:style-name="Normal">Expo je odprtokodna platforma za razvoj univerzalnih aplikacij, ki delujejo na platformah Android, iOS ter v brskalniku.</text:p>
      <text:h text:style-name="Heading3" text:outline-level="3">Node.js</text:h>
      <text:p text:style-name="Normal">Node.js je odprtokodno okolje za strežnike, ki deluje na Windowsu, Linuxu, Unixu, macOSu itd.</text:p>
      <text:h text:style-name="Heading3" text:outline-level="3">Prisma</text:h>
      <text:p text:style-name="Normal">Prisma je odprtokodno ORM (Object Relational Mapping) ogrodje, ki pomaga pretvarjati med različnimi sistemi tipov z uporabo objektno usmerjenih programskih jezikov.<text:s/></text:p>
      <text:h text:style-name="Heading3" text:outline-level="3">Express.js</text:h>
      <text:p text:style-name="Normal">Express.js ali Express je odprtokodno ogrodje s katerim lahko gradimo REST APIje z uporabo Node.js okolja.</text:p>
      <text:h text:style-name="Heading2" text:outline-level="2">Opis produkta</text:h>
      <text:p text:style-name="Normal"/>
      <text:p text:style-name="P4"/>
      <text:h text:style-name="Heading2" text:outline-level="2">Uporaba produkta</text:h>
      <text:p text:style-name="Normal">Uporabnik se po odprtju aplikacije znajde na začetnem zaslonu, kjer mu je ponujena izbira med naslednjimi opcijami za nadaljevanje.<text:s/>Na tej točki se v aplikaciji funkcionalno ne zgodi nič, razen prikaza<text:s/>omenjene izbire.</text:p>
      <text:h text:style-name="Heading3" text:outline-level="3">Izbiraj</text:h>
      <text:h text:style-name="Heading4" text:outline-level="4">Lokalna shramba</text:h>
      <text:p text:style-name="Normal">Pri odprtju pogleda<text:s/>Izbiraj<text:s/>se v ozadju zgodi več operacij. Najprej se v napravi pogleda lokalno shrambo kjer iščemo dve shranjeni vrednosti:<text:s/></text:p>
      <text:list text:style-name="LFO1" text:continue-numbering="true">
        <text:list-item>
          <text:p text:style-name="P5">Že uporabljene pare Pokemonov</text:p>
        </text:list-item>
        <text:list-item>
          <text:p text:style-name="P6">Pokemone, za katere smo že glasovali</text:p>
        </text:list-item>
      </text:list>
      <text:p text:style-name="Normal"/>
      <text:list text:style-name="LFO1" text:continue-numbering="true">
        <text:list-item>
          <text:p text:style-name="P7"><text:span text:style-name="T8"> <text:s/></text:span><text:span text:style-name="T9">const</text:span><text:span text:style-name="T10"><text:s/></text:span><text:span text:style-name="T11">[</text:span><text:span text:style-name="T12">alreadyRated</text:span><text:span text:style-name="T13">,</text:span><text:span text:style-name="T14"><text:s/></text:span><text:span text:style-name="T15">setAlreadyRated</text:span><text:span text:style-name="T16">]</text:span><text:span text:style-name="T17"><text:s/></text:span><text:span text:style-name="T18">=</text:span><text:span text:style-name="T19"><text:s/></text:span><text:span text:style-name="T20">useState</text:span><text:span text:style-name="T21">([]);</text:span></text:p>
        </text:list-item>
        <text:list-item>
          <text:p text:style-name="P22"><text:span text:style-name="T23"> <text:s/></text:span><text:span text:style-name="T24">const</text:span><text:span text:style-name="T25"><text:s/></text:span><text:span text:style-name="T26">[</text:span><text:span text:style-name="T27">resultsStorage</text:span><text:span text:style-name="T28">,</text:span><text:span text:style-name="T29"><text:s/></text:span><text:span text:style-name="T30">setResultsStorage</text:span><text:span text:style-name="T31">]</text:span><text:span text:style-name="T32"><text:s/></text:span><text:span text:style-name="T33">=</text:span><text:span text:style-name="T34"><text:s/></text:span><text:span text:style-name="T35">useState</text:span><text:span text:style-name="T36">([]);</text:span></text:p>
        </text:list-item>
        <text:list-item>
          <text:p text:style-name="P37"/>
        </text:list-item>
        <text:list-item>
          <text:p text:style-name="P38"><text:span text:style-name="T39"> <text:s/></text:span><text:span text:style-name="T40">useEffect</text:span><text:span text:style-name="T41">(()</text:span><text:span text:style-name="T42"><text:s/></text:span><text:span text:style-name="T43">=&gt;</text:span><text:span text:style-name="T44"><text:s/></text:span><text:span text:style-name="T45">{</text:span></text:p>
        </text:list-item>
        <text:list-item>
          <text:p text:style-name="P46"><text:span text:style-name="T47">    async<text:s/></text:span><text:span text:style-name="T48">function</text:span><text:span text:style-name="T49"><text:s/></text:span><text:span text:style-name="T50">getStorage</text:span><text:span text:style-name="T51">()</text:span><text:span text:style-name="T52"><text:s/></text:span><text:span text:style-name="T53">{</text:span></text:p>
        </text:list-item>
        <text:list-item>
          <text:p text:style-name="P54"><text:span text:style-name="T55">     <text:s/></text:span><text:span text:style-name="T56">const</text:span><text:span text:style-name="T57"><text:s/></text:span><text:span text:style-name="T58">alreadyRatedStorage</text:span><text:span text:style-name="T59"><text:s/></text:span><text:span text:style-name="T60">=</text:span><text:span text:style-name="T61"><text:s/>await<text:s/></text:span><text:span text:style-name="T62">AsyncStorage</text:span><text:span text:style-name="T63">.</text:span><text:span text:style-name="T64">getItem</text:span><text:span text:style-name="T65">("</text:span><text:span text:style-name="T66">alreadyRated</text:span><text:span text:style-name="T67">");</text:span></text:p>
        </text:list-item>
        <text:list-item>
          <text:p text:style-name="P68"><text:span text:style-name="T69">     <text:s/></text:span><text:span text:style-name="T70">if</text:span><text:span text:style-name="T71"><text:s/></text:span><text:span text:style-name="T72">(</text:span><text:span text:style-name="T73">alreadyRatedStorage</text:span><text:span text:style-name="T74">)</text:span><text:span text:style-name="T75"><text:s/></text:span><text:span text:style-name="T76">{</text:span></text:p>
        </text:list-item>
        <text:list-item>
          <text:p text:style-name="P77"><text:span text:style-name="T78">       <text:s/></text:span><text:span text:style-name="T79">setAlreadyRated</text:span><text:span text:style-name="T80">(</text:span><text:span text:style-name="T81">JSON</text:span><text:span text:style-name="T82">.</text:span><text:span text:style-name="T83">parse</text:span><text:span text:style-name="T84">(</text:span><text:span text:style-name="T85">alreadyRatedStorage</text:span><text:span text:style-name="T86">));</text:span></text:p>
        </text:list-item>
        <text:list-item>
          <text:p text:style-name="P87"><text:span text:style-name="T88">     <text:s/></text:span><text:span text:style-name="T89">}</text:span></text:p>
        </text:list-item>
        <text:list-item>
          <text:p text:style-name="P90"/>
        </text:list-item>
        <text:list-item>
          <text:p text:style-name="P91"><text:span text:style-name="T92">     <text:s/></text:span><text:span text:style-name="T93">const</text:span><text:span text:style-name="T94"><text:s/></text:span><text:span text:style-name="T95">resultsStorage</text:span><text:span text:style-name="T96"><text:s/></text:span><text:span text:style-name="T97">=</text:span><text:span text:style-name="T98"><text:s/>await<text:s/></text:span><text:span text:style-name="T99">AsyncStorage</text:span><text:span text:style-name="T100">.</text:span><text:span text:style-name="T101">getItem</text:span><text:span text:style-name="T102">("</text:span><text:span text:style-name="T103">personalResults</text:span><text:span text:style-name="T104">");</text:span></text:p>
        </text:list-item>
        <text:list-item>
          <text:p text:style-name="P105"><text:span text:style-name="T106">     <text:s/></text:span><text:span text:style-name="T107">if</text:span><text:span text:style-name="T108"><text:s/></text:span><text:span text:style-name="T109">(</text:span><text:span text:style-name="T110">resultsStorage</text:span><text:span text:style-name="T111">)</text:span><text:span text:style-name="T112"><text:s/></text:span><text:span text:style-name="T113">{</text:span></text:p>
        </text:list-item>
        <text:list-item>
          <text:p text:style-name="P114"><text:span text:style-name="T115">       <text:s/></text:span><text:span text:style-name="T116">setResultsStorage</text:span><text:span text:style-name="T117">(</text:span><text:span text:style-name="T118">JSON</text:span><text:span text:style-name="T119">.</text:span><text:span text:style-name="T120">parse</text:span><text:span text:style-name="T121">(</text:span><text:span text:style-name="T122">resultsStorage</text:span><text:span text:style-name="T123">));</text:span></text:p>
        </text:list-item>
        <text:list-item>
          <text:p text:style-name="P124"><text:span text:style-name="T125">     <text:s/></text:span><text:span text:style-name="T126">}</text:span></text:p>
        </text:list-item>
        <text:list-item>
          <text:p text:style-name="P127"><text:span text:style-name="T128">   <text:s/></text:span><text:span text:style-name="T129">}</text:span></text:p>
        </text:list-item>
        <text:list-item>
          <text:p text:style-name="P130"/>
        </text:list-item>
        <text:list-item>
          <text:p text:style-name="P131"><text:span text:style-name="T132">   <text:s/></text:span><text:span text:style-name="T133">getStorage</text:span><text:span text:style-name="T134">();</text:span></text:p>
        </text:list-item>
        <text:list-item>
          <text:p text:style-name="P135"><text:span text:style-name="T136"> <text:s/></text:span><text:span text:style-name="T137">},</text:span><text:span text:style-name="T138"><text:s/></text:span><text:span text:style-name="T139">[]);</text:span></text:p>
        </text:list-item>
      </text:list>
      <text:p text:style-name="Normal"/>
      <text:p text:style-name="Normal">V kolikor te podatke v lokalni shrambi najdemo, se spremenljivke inicializirajo kot tej podatki. V nasprotnem primeru, to je, če uporabnik Pokemonov še ni izbiral, ali pa si je lokalno shrambo ročno počistil, se vrednosti nastavijo na prazen seznam.</text:p>
      <text:p text:style-name="Normal">Lokalno shrambo hkrati posodabljam, ko je izpolnjen eden od pogojev:</text:p>
      <text:list text:style-name="LFO2" text:continue-numbering="true">
        <text:list-item>
          <text:p text:style-name="P140">Uporabnik izžreba<text:s/>nov par Pokemonov.</text:p>
        </text:list-item>
        <text:list-item>
          <text:p text:style-name="P141">Uporabnik glasuj za Pokemona.</text:p>
        </text:list-item>
      </text:list>
      <text:p text:style-name="Normal">Tako poskrbim, da so podatki v lokalni shrambi vedno aktualni in pripravljeni na naslednjo uporabo.</text:p>
      <text:p text:style-name="P142"/>
      <text:soft-page-break/>
      <text:h text:style-name="Heading4" text:outline-level="4">Izbira<text:s/>IDjev za Pokemone</text:h>
      <text:p text:style-name="Normal">Po pregledu lokalne shrambe moramo izbrati par števil, ki bodo služila kot ID Pokemonov za prikaz.<text:s/></text:p>
      <text:p text:style-name="P143"><text:span text:style-name="T144">export</text:span><text:span text:style-name="T145"><text:s/></text:span><text:span text:style-name="T146">function</text:span><text:span text:style-name="T147"><text:s/></text:span><text:span text:style-name="T148">getRandomPair</text:span><text:span text:style-name="T149">(</text:span><text:span text:style-name="T150">alreadyChosen</text:span><text:span text:style-name="T151">:</text:span><text:span text:style-name="T152"><text:s/>Number[][]) {</text:span></text:p>
      <text:p text:style-name="P153"><text:span text:style-name="T154"> <text:s/></text:span><text:span text:style-name="T155">const</text:span><text:span text:style-name="T156"><text:s/></text:span><text:span text:style-name="T157">firstId</text:span><text:span text:style-name="T158"><text:s/></text:span><text:span text:style-name="T159">=</text:span><text:span text:style-name="T160"><text:s/></text:span><text:span text:style-name="T161">Math</text:span><text:span text:style-name="T162">.</text:span><text:span text:style-name="T163">floor</text:span><text:span text:style-name="T164">(</text:span><text:span text:style-name="T165">Math</text:span><text:span text:style-name="T166">.</text:span><text:span text:style-name="T167">random</text:span><text:span text:style-name="T168">()<text:s/></text:span><text:span text:style-name="T169">*</text:span><text:span text:style-name="T170"><text:s/></text:span><text:span text:style-name="T171">900</text:span><text:span text:style-name="T172">);</text:span></text:p>
      <text:p text:style-name="P173"><text:span text:style-name="T174"> <text:s/></text:span><text:span text:style-name="T175">const</text:span><text:span text:style-name="T176"><text:s/></text:span><text:span text:style-name="T177">secondId</text:span><text:span text:style-name="T178"><text:s/></text:span><text:span text:style-name="T179">=</text:span><text:span text:style-name="T180"><text:s/></text:span><text:span text:style-name="T181">Math</text:span><text:span text:style-name="T182">.</text:span><text:span text:style-name="T183">floor</text:span><text:span text:style-name="T184">(</text:span><text:span text:style-name="T185">Math</text:span><text:span text:style-name="T186">.</text:span><text:span text:style-name="T187">random</text:span><text:span text:style-name="T188">()<text:s/></text:span><text:span text:style-name="T189">*</text:span><text:span text:style-name="T190"><text:s/></text:span><text:span text:style-name="T191">900</text:span><text:span text:style-name="T192">);</text:span></text:p>
      <text:p text:style-name="P193"/>
      <text:p text:style-name="P194"><text:span text:style-name="T195">  if (</text:span><text:span text:style-name="T196">alreadyChosen</text:span><text:span text:style-name="T197">.</text:span><text:span text:style-name="T198">includes</text:span><text:span text:style-name="T199">([</text:span><text:span text:style-name="T200">firstId</text:span><text:span text:style-name="T201">,<text:s/></text:span><text:span text:style-name="T202">secondId</text:span><text:span text:style-name="T203">])<text:s/></text:span><text:span text:style-name="T204">||</text:span><text:span text:style-name="T205"><text:s/></text:span><text:span text:style-name="T206">firstId</text:span><text:span text:style-name="T207"><text:s/></text:span><text:span text:style-name="T208">===</text:span><text:span text:style-name="T209"><text:s/></text:span><text:span text:style-name="T210">secondId</text:span><text:span text:style-name="T211">) {</text:span></text:p>
      <text:p text:style-name="P212"><text:span text:style-name="T213">   <text:s/></text:span><text:span text:style-name="T214">return</text:span><text:span text:style-name="T215"><text:s/></text:span><text:span text:style-name="T216">getRandomPair</text:span><text:span text:style-name="T217">(</text:span><text:span text:style-name="T218">alreadyChosen</text:span><text:span text:style-name="T219">);</text:span></text:p>
      <text:p text:style-name="P220">  }</text:p>
      <text:p text:style-name="P221"/>
      <text:p text:style-name="P222"><text:span text:style-name="T223"> <text:s/></text:span><text:span text:style-name="T224">return</text:span><text:span text:style-name="T225"><text:s/>[</text:span><text:span text:style-name="T226">firstId</text:span><text:span text:style-name="T227">,<text:s/></text:span><text:span text:style-name="T228">secondId</text:span><text:span text:style-name="T229">];</text:span></text:p>
      <text:p text:style-name="P230">}</text:p>
      <text:p text:style-name="Normal"/>
      <text:p text:style-name="Normal">Uporabim preprosto funkcijo, ki kot argument prejme že izbrane pare, ki smo jih prej dobili iz lokalne shrmbe. Teh parov ne smemo znova prikazati, zato funkcija v primeru, da je par slučajno enak že izbranemu, žreba ponovno.<text:s/>Žreb nam da dve naključni števili med 1 in 900 (tolikšno je namreč število pokemonov v naši bazi).<text:s/>Te števili vrnemo kot dve vrednosti v seznamu.</text:p>
      <text:p text:style-name="Normal"/>
      <text:h text:style-name="Heading4" text:outline-level="4"><text:s/>Pridobitev Pokemonov glede na ID</text:h>
      <text:p text:style-name="Normal">Produkt prejšnjega koraka je par števil, ki nam služijo kot parametra za klic javne API storitve PokeAPI, ki nam priskrbi podatke, ki jih potrebujemo za prikaz / delo z Pokemoni.</text:p>
      <text:p text:style-name="P231"><text:span text:style-name="T232">export</text:span><text:span text:style-name="T233"><text:s/></text:span><text:span text:style-name="T234">function</text:span><text:span text:style-name="T235"><text:s/></text:span><text:span text:style-name="T236">usePokemonPair</text:span><text:span text:style-name="T237">([</text:span><text:span text:style-name="T238">id1</text:span><text:span text:style-name="T239">,<text:s/></text:span><text:span text:style-name="T240">id2</text:span><text:span text:style-name="T241">]</text:span><text:span text:style-name="T242">:</text:span><text:span text:style-name="T243"><text:s/>number[]) {</text:span></text:p>
      <text:p text:style-name="P244"><text:span text:style-name="T245"> <text:s/></text:span><text:span text:style-name="T246">const</text:span><text:span text:style-name="T247"><text:s/>[</text:span><text:span text:style-name="T248">pokemon1</text:span><text:span text:style-name="T249">,<text:s/></text:span><text:span text:style-name="T250">setPokemon1</text:span><text:span text:style-name="T251">]<text:s/></text:span><text:span text:style-name="T252">=</text:span><text:span text:style-name="T253"><text:s/></text:span><text:span text:style-name="T254">useState</text:span><text:span text:style-name="T255">(</text:span><text:span text:style-name="T256">null</text:span><text:span text:style-name="T257">);</text:span></text:p>
      <text:p text:style-name="P258"><text:span text:style-name="T259"> <text:s/></text:span><text:span text:style-name="T260">const</text:span><text:span text:style-name="T261"><text:s/>[</text:span><text:span text:style-name="T262">pokemon2</text:span><text:span text:style-name="T263">,<text:s/></text:span><text:span text:style-name="T264">setPokemon2</text:span><text:span text:style-name="T265">]<text:s/></text:span><text:span text:style-name="T266">=</text:span><text:span text:style-name="T267"><text:s/></text:span><text:span text:style-name="T268">useState</text:span><text:span text:style-name="T269">(</text:span><text:span text:style-name="T270">null</text:span><text:span text:style-name="T271">);</text:span></text:p>
      <text:p text:style-name="P272"/>
      <text:p text:style-name="P273"><text:span text:style-name="T274"> <text:s/></text:span><text:span text:style-name="T275">useEffect</text:span><text:span text:style-name="T276">(()<text:s/></text:span><text:span text:style-name="T277">=&gt;</text:span><text:span text:style-name="T278"><text:s/>{</text:span></text:p>
      <text:p text:style-name="P279"><text:span text:style-name="T280">   <text:s/></text:span><text:span text:style-name="T281">async</text:span><text:span text:style-name="T282"><text:s/></text:span><text:span text:style-name="T283">function</text:span><text:span text:style-name="T284"><text:s/></text:span><text:span text:style-name="T285">getPokemon</text:span><text:span text:style-name="T286">() {</text:span></text:p>
      <text:p text:style-name="P287"><text:span text:style-name="T288">     <text:s/></text:span><text:span text:style-name="T289">const</text:span><text:span text:style-name="T290"><text:s/></text:span><text:span text:style-name="T291">client</text:span><text:span text:style-name="T292"><text:s/></text:span><text:span text:style-name="T293">=</text:span><text:span text:style-name="T294"><text:s/></text:span><text:span text:style-name="T295">new</text:span><text:span text:style-name="T296"><text:s/></text:span><text:span text:style-name="T297">PokemonClient</text:span><text:span text:style-name="T298">({</text:span></text:p>
      <text:p text:style-name="P299"><text:span text:style-name="T300">       <text:s/></text:span><text:span text:style-name="T301">cacheOptions</text:span><text:span text:style-name="T302">:</text:span><text:span text:style-name="T303"><text:s/></text:span><text:span text:style-name="T304">{</text:span><text:span text:style-name="T305"><text:s/></text:span><text:span text:style-name="T306">maxAge</text:span><text:span text:style-name="T307">:</text:span><text:span text:style-name="T308"><text:s/></text:span><text:span text:style-name="T309">5000</text:span><text:span text:style-name="T310">,</text:span><text:span text:style-name="T311"><text:s/></text:span><text:span text:style-name="T312">exclude</text:span><text:span text:style-name="T313">:</text:span><text:span text:style-name="T314"><text:s/></text:span><text:span text:style-name="T315">{</text:span><text:span text:style-name="T316"><text:s/></text:span><text:span text:style-name="T317">query</text:span><text:span text:style-name="T318">:</text:span><text:span text:style-name="T319"><text:s/></text:span><text:span text:style-name="T320">false</text:span><text:span text:style-name="T321"><text:s/></text:span><text:span text:style-name="T322">}</text:span><text:span text:style-name="T323"><text:s/></text:span><text:span text:style-name="T324">},</text:span></text:p>
      <text:p text:style-name="P325"><text:span text:style-name="T326">     <text:s/></text:span><text:span text:style-name="T327">});</text:span></text:p>
      <text:p text:style-name="P328"/>
      <text:p text:style-name="P329"><text:span text:style-name="T330">     <text:s/></text:span><text:span text:style-name="T331">const</text:span><text:span text:style-name="T332"><text:s/></text:span><text:span text:style-name="T333">pokemon1</text:span><text:span text:style-name="T334"><text:s/></text:span><text:span text:style-name="T335">=</text:span><text:span text:style-name="T336"><text:s/></text:span><text:span text:style-name="T337">await</text:span><text:span text:style-name="T338"><text:s/></text:span><text:span text:style-name="T339">client</text:span><text:span text:style-name="T340">.</text:span><text:span text:style-name="T341">getPokemonById</text:span><text:span text:style-name="T342">(</text:span><text:span text:style-name="T343">id1</text:span><text:span text:style-name="T344">);</text:span></text:p>
      <text:p text:style-name="P345"><text:span text:style-name="T346">     <text:s/></text:span><text:span text:style-name="T347">const</text:span><text:span text:style-name="T348"><text:s/></text:span><text:span text:style-name="T349">pokemon2</text:span><text:span text:style-name="T350"><text:s/></text:span><text:span text:style-name="T351">=</text:span><text:span text:style-name="T352"><text:s/></text:span><text:span text:style-name="T353">await</text:span><text:span text:style-name="T354"><text:s/></text:span><text:span text:style-name="T355">client</text:span><text:span text:style-name="T356">.</text:span><text:span text:style-name="T357">getPokemonById</text:span><text:span text:style-name="T358">(</text:span><text:span text:style-name="T359">id2</text:span><text:span text:style-name="T360">);</text:span></text:p>
      <text:p text:style-name="P361"><text:span text:style-name="T362">     <text:s/></text:span><text:span text:style-name="T363">setPokemon1</text:span><text:span text:style-name="T364">(</text:span><text:span text:style-name="T365">pokemon1</text:span><text:span text:style-name="T366">);</text:span></text:p>
      <text:p text:style-name="P367"><text:span text:style-name="T368">     <text:s/></text:span><text:span text:style-name="T369">setPokemon2</text:span><text:span text:style-name="T370">(</text:span><text:span text:style-name="T371">pokemon2</text:span><text:span text:style-name="T372">);</text:span></text:p>
      <text:p text:style-name="P373">    }</text:p>
      <text:p text:style-name="P374"/>
      <text:p text:style-name="P375"><text:span text:style-name="T376">   <text:s/></text:span><text:span text:style-name="T377">getPokemon</text:span><text:span text:style-name="T378">();</text:span></text:p>
      <text:p text:style-name="P379"><text:span text:style-name="T380">  }, [</text:span><text:span text:style-name="T381">id1</text:span><text:span text:style-name="T382">,<text:s/></text:span><text:span text:style-name="T383">id2</text:span><text:span text:style-name="T384">]);</text:span></text:p>
      <text:p text:style-name="P385"/>
      <text:p text:style-name="P386"><text:span text:style-name="T387">  if (</text:span><text:span text:style-name="T388">!</text:span><text:span text:style-name="T389">pokemon1</text:span><text:span text:style-name="T390"><text:s/></text:span><text:span text:style-name="T391">||</text:span><text:span text:style-name="T392"><text:s/></text:span><text:span text:style-name="T393">!</text:span><text:span text:style-name="T394">pokemon2</text:span><text:span text:style-name="T395">) {</text:span></text:p>
      <text:p text:style-name="P396"><text:span text:style-name="T397">   <text:s/></text:span><text:span text:style-name="T398">return</text:span><text:span text:style-name="T399"><text:s/>[</text:span><text:span text:style-name="T400">null</text:span><text:span text:style-name="T401">,<text:s/></text:span><text:span text:style-name="T402">null</text:span><text:span text:style-name="T403">];</text:span></text:p>
      <text:p text:style-name="P404">  }</text:p>
      <text:p text:style-name="P405"/>
      <text:p text:style-name="P406"><text:span text:style-name="T407"> <text:s/></text:span><text:span text:style-name="T408">return</text:span><text:span text:style-name="T409"><text:s/>[</text:span><text:span text:style-name="T410">pokemon1</text:span><text:span text:style-name="T411">,<text:s/></text:span><text:span text:style-name="T412">pokemon2</text:span><text:span text:style-name="T413">];</text:span></text:p>
      <text:p text:style-name="P414">}</text:p>
      <text:p text:style-name="Normal"/>
      <text:soft-page-break/>
      <text:p text:style-name="Normal">To dosežem s funkcijo, ki kot argument dobi seznam dveh števil, nato pa za vsako število kliče API, ki nam vrne dva Pokemona. Število atributov, ki jih Pokemone ima je veliko, za nas pa so v tem trenutku pomembni le trije.<text:s/></text:p>
      <text:p text:style-name="Normal">Te<text:s/>atribute<text:s/>opišem s pomočjo TypeScript tipa.</text:p>
      <text:p text:style-name="P415"><text:span text:style-name="T416">type</text:span><text:span text:style-name="T417"><text:s/></text:span><text:span text:style-name="T418">Pokemon</text:span><text:span text:style-name="T419"><text:s/></text:span><text:span text:style-name="T420">=</text:span><text:span text:style-name="T421"><text:s/></text:span><text:span text:style-name="T422">{</text:span></text:p>
      <text:p text:style-name="P423"><text:span text:style-name="T424">  id</text:span><text:span text:style-name="T425">:</text:span><text:span text:style-name="T426"><text:s/></text:span><text:span text:style-name="T427">number;</text:span></text:p>
      <text:p text:style-name="P428"><text:span text:style-name="T429">  name</text:span><text:span text:style-name="T430">:</text:span><text:span text:style-name="T431"><text:s/></text:span><text:span text:style-name="T432">string;</text:span></text:p>
      <text:p text:style-name="P433"><text:span text:style-name="T434">  image</text:span><text:span text:style-name="T435">:</text:span><text:span text:style-name="T436"><text:s/></text:span><text:span text:style-name="T437">string;</text:span></text:p>
      <text:p text:style-name="P438">};</text:p>
      <text:p text:style-name="Normal"/>
      <text:p text:style-name="Normal">V trenutku, ko v odgovoru dobim Pokemona, izžrebam nov par števil in dobim naslednja dva pokemona<text:s/>vnaprej, saj tako pohitrim delovanje aplikacije.</text:p>
      <text:p text:style-name="P439"><text:span text:style-name="T440"> <text:s/></text:span><text:span text:style-name="T441">const</text:span><text:span text:style-name="T442"><text:s/></text:span><text:span text:style-name="T443">[</text:span><text:span text:style-name="T444">nextPokemon1</text:span><text:span text:style-name="T445">,</text:span><text:span text:style-name="T446"><text:s/></text:span><text:span text:style-name="T447">nextPokemon2</text:span><text:span text:style-name="T448">]</text:span><text:span text:style-name="T449">:</text:span><text:span text:style-name="T450"><text:s/></text:span><text:span text:style-name="T451">Pokemon[]</text:span><text:span text:style-name="T452"><text:s/></text:span><text:span text:style-name="T453">=</text:span><text:span text:style-name="T454"><text:s/></text:span><text:span text:style-name="T455">usePokemonPair</text:span><text:span text:style-name="T456">(</text:span><text:span text:style-name="T457">nextIdPair</text:span><text:span text:style-name="T458">);</text:span></text:p>
      <text:h text:style-name="Heading3" text:outline-level="3"/>
      <text:h text:style-name="Heading3" text:outline-level="3">Rezultati</text:h>
      <text:p text:style-name="Normal"/>
      <text:h text:style-name="Heading3" text:outline-level="3">Nastavitve</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JetBrains Mono" svg:font-family="JetBrains Mono" style:font-family-generic="modern" style:font-pitch="fixed" svg:panose-1="2 0 0 9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l" fo:country="SI"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LIĆEV, AMADEJ</meta:initial-creator>
    <dc:creator>MILIĆEV, AMADEJ</dc:creator>
    <meta:creation-date>2023-01-02T16:20:00Z</meta:creation-date>
    <dc:date>2023-01-04T14:17:00Z</dc:date>
    <meta:template xlink:href="Normal" xlink:type="simple"/>
    <meta:editing-cycles>40</meta:editing-cycles>
    <meta:editing-duration>PT18060S</meta:editing-duration>
    <meta:document-statistic meta:page-count="6" meta:paragraph-count="10" meta:word-count="811" meta:character-count="5424" meta:row-count="38" meta:non-whitespace-character-count="4623"/>
  </office:meta>
</office:document-meta>
</file>